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61cm"/>
    </style:style>
    <style:style style:name="co2" style:family="table-column">
      <style:table-column-properties fo:break-before="auto" style:column-width="2.189cm"/>
    </style:style>
    <style:style style:name="co3" style:family="table-column">
      <style:table-column-properties fo:break-before="auto" style:column-width="4.484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4.29cm"/>
    </style:style>
    <style:style style:name="co8" style:family="table-column">
      <style:table-column-properties fo:break-before="auto" style:column-width="2.935cm"/>
    </style:style>
    <style:style style:name="co9" style:family="table-column">
      <style:table-column-properties fo:break-before="auto" style:column-width="3.323cm"/>
    </style:style>
    <style:style style:name="co10" style:family="table-column">
      <style:table-column-properties fo:break-before="auto" style:column-width="6.88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MicroBugBeta (Bill Of Materials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port Written : <text:s text:c="2"/>Wednesday</text:p>
          </table:table-cell>
          <table:table-cell table:style-name="ce1" office:value-type="string" calcext:value-type="string">
            <text:p><text:s/>October 08</text:p>
          </table:table-cell>
          <table:table-cell table:style-name="ce1" office:value-type="string" calcext:value-type="string">
            <text:p><text:s/>2014 <text:s/>17: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ign Path <text:s text:c="3"/>: <text:s text:c="2"/>C:\Users\michaels\Documents\MicroBugAlpha\MicroBugBeta.s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sign Title <text:s text:c="2"/>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d <text:s text:c="7"/>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st Saved <text:s text:c="4"/>: <text:s text:c="2"/>06/10/2014 15:28: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diting Time <text:s text:c="2"/>: <text:s text:c="2"/>231 m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its <text:s text:c="9"/>: <text:s text:c="2"/>thou (precision 2)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ill of Materials generated with DesignSpark PCB - www.DesignSpark.com/pc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----------------------------------------------------------------------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Ref Nam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RS Part Number</text:p>
          </table:table-cell>
          <table:table-cell office:value-type="string" calcext:value-type="string">
            <text:p>Other Part Numbe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32_BatteryHolder_SMT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Keystone</text:p>
          </table:table-cell>
          <table:table-cell office:value-type="float" office:value="3003" calcext:value-type="float">
            <text:p>3003</text:p>
          </table:table-cell>
          <table:table-cell office:value-type="float" office:value="2197960" calcext:value-type="float">
            <text:p>2197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1A220JAT2A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_C0G_0805-L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1A220JAT2A</text:p>
          </table:table-cell>
          <table:table-cell office:value-type="float" office:value="4646587" calcext:value-type="float">
            <text:p>4646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1A220JAT2A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_C0G_0805-L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1A220JAT2A</text:p>
          </table:table-cell>
          <table:table-cell office:value-type="float" office:value="4646587" calcext:value-type="float">
            <text:p>4646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81568-1</text:p>
          </table:table-cell>
          <table:table-cell/>
          <table:table-cell office:value-type="string" calcext:value-type="string">
            <text:p>CONN_1981568-1</text:p>
          </table:table-cell>
          <table:table-cell office:value-type="string" calcext:value-type="string">
            <text:p>Tyco Electronics Amp</text:p>
          </table:table-cell>
          <table:table-cell office:value-type="string" calcext:value-type="string">
            <text:p>1981568-1</text:p>
          </table:table-cell>
          <table:table-cell office:value-type="float" office:value="6694645" calcext:value-type="float">
            <text:p>6694645</text:p>
          </table:table-cell>
          <table:table-cell/>
          <table:table-cell office:value-type="string" calcext:value-type="string">
            <text:p>Micro USB Receptacle type B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U4-AU</text:p>
          </table:table-cell>
          <table:table-cell/>
          <table:table-cell office:value-type="string" calcext:value-type="string">
            <text:p>44ML-L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U4-AU</text:p>
          </table:table-cell>
          <table:table-cell office:value-type="float" office:value="7153805" calcext:value-type="float">
            <text:p>7153805</text:p>
          </table:table-cell>
          <table:table-cell/>
          <table:table-cell office:value-type="string" calcext:value-type="string">
            <text:p>MCU AVR 32K FLASH 16MHZ 44-TQFP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805C105K4RACTU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_C0805-L</text:p>
          </table:table-cell>
          <table:table-cell office:value-type="string" calcext:value-type="string">
            <text:p>Kemet Electronics</text:p>
          </table:table-cell>
          <table:table-cell office:value-type="string" calcext:value-type="string">
            <text:p>C0805C105K4RACTU</text:p>
          </table:table-cell>
          <table:table-cell office:value-type="float" office:value="4515770" calcext:value-type="float">
            <text:p>45157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G0805F10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0805_CRG_TYCO-L</text:p>
          </table:table-cell>
          <table:table-cell office:value-type="string" calcext:value-type="string">
            <text:p>Tyco Electronics Uk</text:p>
          </table:table-cell>
          <table:table-cell office:value-type="string" calcext:value-type="string">
            <text:p>CRG0805F10K</text:p>
          </table:table-cell>
          <table:table-cell office:value-type="float" office:value="2230562" calcext:value-type="float">
            <text:p>2230562</text:p>
          </table:table-cell>
          <table:table-cell/>
          <table:table-cell office:value-type="string" calcext:value-type="string">
            <text:p>CRG0805 SMT chip resistor,10K 0.125W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G0805F10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0805_CRG_TYCO-L</text:p>
          </table:table-cell>
          <table:table-cell office:value-type="string" calcext:value-type="string">
            <text:p>Tyco Electronics Uk</text:p>
          </table:table-cell>
          <table:table-cell office:value-type="string" calcext:value-type="string">
            <text:p>CRG0805F10K</text:p>
          </table:table-cell>
          <table:table-cell office:value-type="float" office:value="2230562" calcext:value-type="float">
            <text:p>2230562</text:p>
          </table:table-cell>
          <table:table-cell/>
          <table:table-cell office:value-type="string" calcext:value-type="string">
            <text:p>CRG0805 SMT chip resistor,10K 0.125W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G0805F10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0805_CRG_TYCO-L</text:p>
          </table:table-cell>
          <table:table-cell office:value-type="string" calcext:value-type="string">
            <text:p>Tyco Electronics Uk</text:p>
          </table:table-cell>
          <table:table-cell office:value-type="string" calcext:value-type="string">
            <text:p>CRG0805F10K</text:p>
          </table:table-cell>
          <table:table-cell office:value-type="float" office:value="2230562" calcext:value-type="float">
            <text:p>2230562</text:p>
          </table:table-cell>
          <table:table-cell/>
          <table:table-cell office:value-type="string" calcext:value-type="string">
            <text:p>CRG0805 SMT chip resistor,10K 0.125W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G0805F22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0805_CRG_TYCO-L</text:p>
          </table:table-cell>
          <table:table-cell office:value-type="string" calcext:value-type="string">
            <text:p>Tyco Electronics Uk</text:p>
          </table:table-cell>
          <table:table-cell office:value-type="string" calcext:value-type="string">
            <text:p>CRG0805F22R</text:p>
          </table:table-cell>
          <table:table-cell office:value-type="float" office:value="2230203" calcext:value-type="float">
            <text:p>2230203</text:p>
          </table:table-cell>
          <table:table-cell/>
          <table:table-cell office:value-type="string" calcext:value-type="string">
            <text:p>CRG0805 SMT chip resistor,22R 0.125W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G0805F22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0805_CRG_TYCO-L</text:p>
          </table:table-cell>
          <table:table-cell office:value-type="string" calcext:value-type="string">
            <text:p>Tyco Electronics Uk</text:p>
          </table:table-cell>
          <table:table-cell office:value-type="string" calcext:value-type="string">
            <text:p>CRG0805F22R</text:p>
          </table:table-cell>
          <table:table-cell office:value-type="float" office:value="2230203" calcext:value-type="float">
            <text:p>2230203</text:p>
          </table:table-cell>
          <table:table-cell/>
          <table:table-cell office:value-type="string" calcext:value-type="string">
            <text:p>CRG0805 SMT chip resistor,22R 0.125W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G0805F220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0805_CRG_TYCO-L</text:p>
          </table:table-cell>
          <table:table-cell office:value-type="string" calcext:value-type="string">
            <text:p>Tyco Electronics Uk</text:p>
          </table:table-cell>
          <table:table-cell office:value-type="string" calcext:value-type="string">
            <text:p>CRG0805F220R</text:p>
          </table:table-cell>
          <table:table-cell office:value-type="float" office:value="2230332" calcext:value-type="float">
            <text:p>2230332</text:p>
          </table:table-cell>
          <table:table-cell/>
          <table:table-cell office:value-type="string" calcext:value-type="string">
            <text:p>CRG0805 SMT chip resistor,220R 0.125W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G0805F220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0805_CRG_TYCO-L</text:p>
          </table:table-cell>
          <table:table-cell office:value-type="string" calcext:value-type="string">
            <text:p>Tyco Electronics Uk</text:p>
          </table:table-cell>
          <table:table-cell office:value-type="string" calcext:value-type="string">
            <text:p>CRG0805F220R</text:p>
          </table:table-cell>
          <table:table-cell office:value-type="float" office:value="2230332" calcext:value-type="float">
            <text:p>2230332</text:p>
          </table:table-cell>
          <table:table-cell/>
          <table:table-cell office:value-type="string" calcext:value-type="string">
            <text:p>CRG0805 SMT chip resistor,220R 0.125W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G0805F220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0805_CRG_TYCO-L</text:p>
          </table:table-cell>
          <table:table-cell office:value-type="string" calcext:value-type="string">
            <text:p>Tyco Electronics Uk</text:p>
          </table:table-cell>
          <table:table-cell office:value-type="string" calcext:value-type="string">
            <text:p>CRG0805F220R</text:p>
          </table:table-cell>
          <table:table-cell office:value-type="float" office:value="2230332" calcext:value-type="float">
            <text:p>2230332</text:p>
          </table:table-cell>
          <table:table-cell/>
          <table:table-cell office:value-type="string" calcext:value-type="string">
            <text:p>CRG0805 SMT chip resistor,220R 0.125W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G0805F220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0805_CRG_TYCO-L</text:p>
          </table:table-cell>
          <table:table-cell office:value-type="string" calcext:value-type="string">
            <text:p>Tyco Electronics Uk</text:p>
          </table:table-cell>
          <table:table-cell office:value-type="string" calcext:value-type="string">
            <text:p>CRG0805F220R</text:p>
          </table:table-cell>
          <table:table-cell office:value-type="float" office:value="2230332" calcext:value-type="float">
            <text:p>2230332</text:p>
          </table:table-cell>
          <table:table-cell/>
          <table:table-cell office:value-type="string" calcext:value-type="string">
            <text:p>CRG0805 SMT chip resistor,220R 0.125W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G0805F220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0805_CRG_TYCO-L</text:p>
          </table:table-cell>
          <table:table-cell office:value-type="string" calcext:value-type="string">
            <text:p>Tyco Electronics Uk</text:p>
          </table:table-cell>
          <table:table-cell office:value-type="string" calcext:value-type="string">
            <text:p>CRG0805F220R</text:p>
          </table:table-cell>
          <table:table-cell office:value-type="float" office:value="2230332" calcext:value-type="float">
            <text:p>2230332</text:p>
          </table:table-cell>
          <table:table-cell/>
          <table:table-cell office:value-type="string" calcext:value-type="string">
            <text:p>CRG0805 SMT chip resistor,220R 0.125W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G0805F220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0805_CRG_TYCO-L</text:p>
          </table:table-cell>
          <table:table-cell office:value-type="string" calcext:value-type="string">
            <text:p>Tyco Electronics Uk</text:p>
          </table:table-cell>
          <table:table-cell office:value-type="string" calcext:value-type="string">
            <text:p>CRG0805F220R</text:p>
          </table:table-cell>
          <table:table-cell office:value-type="float" office:value="2230332" calcext:value-type="float">
            <text:p>2230332</text:p>
          </table:table-cell>
          <table:table-cell/>
          <table:table-cell office:value-type="string" calcext:value-type="string">
            <text:p>CRG0805 SMT chip resistor,220R 0.125W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G0805F220R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0805_CRG_TYCO-L</text:p>
          </table:table-cell>
          <table:table-cell office:value-type="string" calcext:value-type="string">
            <text:p>Tyco Electronics Uk</text:p>
          </table:table-cell>
          <table:table-cell office:value-type="string" calcext:value-type="string">
            <text:p>CRG0805F220R</text:p>
          </table:table-cell>
          <table:table-cell office:value-type="float" office:value="2230332" calcext:value-type="float">
            <text:p>2230332</text:p>
          </table:table-cell>
          <table:table-cell/>
          <table:table-cell office:value-type="string" calcext:value-type="string">
            <text:p>CRG0805 SMT chip resistor,220R 0.125W</text:p>
          </table:table-cell>
        </table:table-row>
        <table:table-row table:style-name="ro1">
          <table:table-cell office:value-type="string" calcext:value-type="string">
            <text:p>CCLI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cClipConnector</text:p>
          </table:table-cell>
          <table:table-cell/>
          <table:table-cell office:value-type="string" calcext:value-type="string">
            <text:p>US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LI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cClipConnector</text:p>
          </table:table-cell>
          <table:table-cell/>
          <table:table-cell office:value-type="string" calcext:value-type="string">
            <text:p>US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LI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cClipConnector</text:p>
          </table:table-cell>
          <table:table-cell/>
          <table:table-cell office:value-type="string" calcext:value-type="string">
            <text:p>US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LI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cClipConnector</text:p>
          </table:table-cell>
          <table:table-cell/>
          <table:table-cell office:value-type="string" calcext:value-type="string">
            <text:p>US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LIP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cClipConnector</text:p>
          </table:table-cell>
          <table:table-cell/>
          <table:table-cell office:value-type="string" calcext:value-type="string">
            <text:p>US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LIP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cClipConnector</text:p>
          </table:table-cell>
          <table:table-cell/>
          <table:table-cell office:value-type="string" calcext:value-type="string">
            <text:p>US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cClipConnector</text:p>
          </table:table-cell>
          <table:table-cell/>
          <table:table-cell office:value-type="string" calcext:value-type="string">
            <text:p>US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cClipConnector</text:p>
          </table:table-cell>
          <table:table-cell/>
          <table:table-cell office:value-type="string" calcext:value-type="string">
            <text:p>US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T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 16 MHz mini SMD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QANTEK</text:p>
          </table:table-cell>
          <table:table-cell office:value-type="string" calcext:value-type="string">
            <text:p>QC5CB16.0000F18B23R</text:p>
          </table:table-cell>
          <table:table-cell office:value-type="float" office:value="8136116" calcext:value-type="float">
            <text:p>8136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M4JSMATR</text:p>
          </table:table-cell>
          <table:table-cell/>
          <table:table-cell office:value-type="string" calcext:value-type="string">
            <text:p>SWITCH_FSM4JSMATR</text:p>
          </table:table-cell>
          <table:table-cell office:value-type="string" calcext:value-type="string">
            <text:p>Tyco Electronics Amp</text:p>
          </table:table-cell>
          <table:table-cell office:value-type="string" calcext:value-type="string">
            <text:p>FSM4JSMATR</text:p>
          </table:table-cell>
          <table:table-cell office:value-type="float" office:value="7182455" calcext:value-type="float">
            <text:p>7182455</text:p>
          </table:table-cell>
          <table:table-cell/>
          <table:table-cell office:value-type="string" calcext:value-type="string">
            <text:p>Tactile switch,SMT,SPST,raised actuator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M4JSMATR</text:p>
          </table:table-cell>
          <table:table-cell/>
          <table:table-cell office:value-type="string" calcext:value-type="string">
            <text:p>SWITCH_FSM4JSMATR</text:p>
          </table:table-cell>
          <table:table-cell office:value-type="string" calcext:value-type="string">
            <text:p>Tyco Electronics Amp</text:p>
          </table:table-cell>
          <table:table-cell office:value-type="string" calcext:value-type="string">
            <text:p>FSM4JSMATR</text:p>
          </table:table-cell>
          <table:table-cell office:value-type="float" office:value="7182455" calcext:value-type="float">
            <text:p>7182455</text:p>
          </table:table-cell>
          <table:table-cell/>
          <table:table-cell office:value-type="string" calcext:value-type="string">
            <text:p>Tactile switch,SMT,SPST,raised actuator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M4JSMATR</text:p>
          </table:table-cell>
          <table:table-cell/>
          <table:table-cell office:value-type="string" calcext:value-type="string">
            <text:p>SWITCH_FSM4JSMATR</text:p>
          </table:table-cell>
          <table:table-cell office:value-type="string" calcext:value-type="string">
            <text:p>Tyco Electronics Amp</text:p>
          </table:table-cell>
          <table:table-cell office:value-type="string" calcext:value-type="string">
            <text:p>FSM4JSMATR</text:p>
          </table:table-cell>
          <table:table-cell office:value-type="float" office:value="7182455" calcext:value-type="float">
            <text:p>7182455</text:p>
          </table:table-cell>
          <table:table-cell/>
          <table:table-cell office:value-type="string" calcext:value-type="string">
            <text:p>Tactile switch,SMT,SPST,raised actuator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237W82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237W82RA</text:p>
          </table:table-cell>
          <table:table-cell office:value-type="float" office:value="7160522" calcext:value-type="float">
            <text:p>7160522</text:p>
          </table:table-cell>
          <table:table-cell/>
          <table:table-cell office:value-type="string" calcext:value-type="string">
            <text:p>LED, Red, SMD, Top view</text:p>
          </table:table-cell>
        </table:table-row>
        <table:table-row table:style-name="ro1">
          <table:table-cell office:value-type="string" calcext:value-type="string">
            <text:p>L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437W84RA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437W84RA</text:p>
          </table:table-cell>
          <table:table-cell office:value-type="float" office:value="7160534" calcext:value-type="float">
            <text:p>7160534</text:p>
          </table:table-cell>
          <table:table-cell/>
          <table:table-cell office:value-type="string" calcext:value-type="string">
            <text:p>LED, Amber, SMD, Top view</text:p>
          </table:table-cell>
        </table:table-row>
        <table:table-row table:style-name="ro1">
          <table:table-cell office:value-type="string" calcext:value-type="string">
            <text:p>L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NJ437W84RA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LED_LNJ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LNJ437W84RA</text:p>
          </table:table-cell>
          <table:table-cell office:value-type="float" office:value="7160534" calcext:value-type="float">
            <text:p>7160534</text:p>
          </table:table-cell>
          <table:table-cell/>
          <table:table-cell office:value-type="string" calcext:value-type="string">
            <text:p>LED, Amber, SMD, Top view</text:p>
          </table:table-cell>
        </table:table-row>
        <table:table-row table:style-name="ro1">
          <table:table-cell office:value-type="string" calcext:value-type="string">
            <text:p>Switch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ideSwitch</text:p>
          </table:table-cell>
          <table:table-cell/>
          <table:table-cell office:value-type="string" calcext:value-type="string">
            <text:p>SlideSwitch_SPDT</text:p>
          </table:table-cell>
          <table:table-cell office:value-type="string" calcext:value-type="string">
            <text:p>C &amp; K</text:p>
          </table:table-cell>
          <table:table-cell office:value-type="string" calcext:value-type="string">
            <text:p>OS102011MA1QN1</text:p>
          </table:table-cell>
          <table:table-cell office:value-type="float" office:value="7874855" calcext:value-type="float">
            <text:p>78748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8T18:18:01.547000000</dc:date>
    <meta:editing-duration>PT19M41S</meta:editing-duration>
    <meta:editing-cycles>2</meta:editing-cycles>
    <meta:generator>LibreOffice/4.3.1.2$Windows_x86 LibreOffice_project/958349dc3b25111dbca392fbc281a05559ef6848</meta:generator>
    <meta:document-statistic meta:table-count="1" meta:cell-count="490" meta:object-count="0"/>
  </office:meta>
</office:document-meta>
</file>